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8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3 -m pytest -k get_unique_job_types</text:p>
      <text:p text:style-name="P1"/>
      <text:p text:style-name="P1"/>
      <text:p text:style-name="P1"/>
      <text:p text:style-name="P1">testar todos os requsititos referentes ao arquivo insights (req 1 a 9) python3 -m pytest -k insights.py</text:p>
      <text:p text:style-name="P1"/>
      <text:p text:style-name="P1"/>
      <text:p text:style-name="P1">from functools import lru_cache import csv @lru_cache def read(path): with open(path, mode="r") as file: reader = csv.DictReader(file) data = [row for row in reader] return data</text:p>
      <text:p text:style-name="P1"/>
      <text:p text:style-name="P1">from functools import lru_cache import csv @lru_cache def read(path): with open(path, mode="r") as file: reader = csv.DictReader(file) data = [row for row in reader] return data</text:p>
      <text:p text:style-name="P1"/>
      <text:p text:style-name="P1"/>
      <text:p text:style-name="P1">from functools import lru_cache import csv @lru_cache def read(path): with open(path, mode="r") as file: reader = csv.DictReader(file) data = [row for row in reader] return data</text:p>
      <text:p text:style-name="P1"/>
      <text:p text:style-name="P1"/>
      <text:p text:style-name="P1">André Felipe Barroso</text:p>
      <text:p text:style-name="P1">18:38</text:p>
      <text:p text:style-name="P1">python3 -m pytest -k rea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8:51:55.665098748</meta:creation-date>
    <dc:date>2021-12-04T19:02:43.633579520</dc:date>
    <meta:editing-duration>PT10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9" meta:character-count="725" meta:non-whitespace-character-count="624"/>
  </office:meta>
</office:document-meta>
</file>